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essional Summary</text:p>
      <text:p text:style-name="Title">work Experience</text:p>
      <text:p text:style-name="Title">education</text:p>
      <text:p text:style-name="Title">Contacts</text:p>
      <text:p text:style-name="Title">With a robust background encompassing front-end and back-end development, I offer a distinguished portfolio of crafting top-tier websites and web applications. My adeptness extends beyond technical prowess, as I demonstrate proficient communication, leadership, and problem-solving skills integral to project success.</text:p>
      <text:p text:style-name="Title">Mern Stack cyber security</text:p>
      <text:p text:style-name="Title">Web devloper</text:p>
      <text:p text:style-name="Title">Abdullah Shah</text:p>
      <text:p text:style-name="Title"><text:soft-page-break/>skills</text:p>
      <text:p text:style-name="Title">03446821704</text:p>
      <text:p text:style-name="Title">North Karachi Block-E</text:p>
      <text:p text:style-name="Title">Professorshaha99@gmail.com</text:p>
      <text:p text:style-name="Title">project management</text:p>
      <text:p text:style-name="Title">creativity</text:p>
      <text:p text:style-name="Title">Analytical Skills</text:p>
      <text:p text:style-name="Title">seo skills</text:p>
      <text:p text:style-name="Title">Design Sense</text:p>
      <text:p text:style-name="Title">Back-End Scripting</text:p>
      <text:p text:style-name="Title">Hosting skills</text:p>
      <text:p text:style-name="Title">Networking</text:p>
      <text:p text:style-name="Title">interests</text:p>
      <text:p text:style-name="Title">Otober 2023 - March 2024</text:p>
      <text:p text:style-name="Title"><text:soft-page-break/>Wardiere Inc.</text:p>
      <text:p text:style-name="Title">Collaborated with a team of five in-house web designers to create innovative UI design Authored code fixes &amp; enhancements for inclusion in future code releases and patches</text:p>
      <text:p text:style-name="Title">Front-End Developer</text:p>
      <text:p text:style-name="Title">Studio Shodwe</text:p>
      <text:p text:style-name="Title">Empowered websites with captivating enhancements as a MERN Stack Developer. Revamped website sections for enhanced user engagement and aesthetic appeal. Collaborated with a dynamic team of five developers to deliver comprehensive solutions for seven clients</text:p>
      <text:p text:style-name="Title">B.s in Computer Science</text:p>
      <text:p text:style-name="Title">virtual university</text:p>
      <text:p text:style-name="Title"><text:soft-page-break/>Dec 2022 - March 2024</text:p>
      <text:p text:style-name="Title">2023 - 2026</text:p>
      <text:p text:style-name="Title">H.D.S.E Aptech lerning north karachi</text:p>
      <text:p text:style-name="Title">2022 - 2024</text:p>
      <text:p text:style-name="Title">SOCIAL MEDIA link</text:p>
      <text:p text:style-name="Title">https://abdullah-shah-portfolio.vercel.app/</text:p>
      <text:p text:style-name="Title">https://www.linkedin.com/feed/</text:p>
      <text:p text:style-name="Tit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9:53:16.166431231</meta:creation-date>
    <dc:date>2024-03-18T20:29:04.584721718</dc:date>
    <meta:editing-duration>PT25M40S</meta:editing-duration>
    <meta:editing-cycles>1</meta:editing-cycles>
    <meta:document-statistic meta:table-count="0" meta:image-count="0" meta:object-count="0" meta:page-count="4" meta:paragraph-count="36" meta:word-count="175" meta:character-count="1308" meta:non-whitespace-character-count="1169"/>
    <meta:generator>LibreOffice/7.3.7.2$Linux_X86_64 LibreOffice_project/30$Build-2</meta:generator>
  </office:meta>
</office:document-meta>
</file>